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F</mi>
      <mrow>
        <mo fence="true" stretchy="true">(</mo>
        <mrow>
          <mrow>
            <mi>u</mi>
            <mi>,</mi>
            <mi>x</mi>
            <mi>,</mi>
            <mn>...</mn>
            <mi>,</mi>
            <mfrac>
              <mrow>
                <mo stretchy="false">∂</mo>
                <mi>u</mi>
              </mrow>
              <mrow>
                <mo stretchy="false">∂</mo>
                <msub>
                  <mi>x</mi>
                  <mn>1</mn>
                </msub>
              </mrow>
            </mfrac>
            <mi>,</mi>
            <mn>...</mn>
            <mi>,</mi>
            <mfrac>
              <mrow>
                <msup>
                  <mo stretchy="false">∂</mo>
                  <mn>2</mn>
                </msup>
                <mi>u</mi>
              </mrow>
              <mrow>
                <mo stretchy="false">∂</mo>
                <msubsup>
                  <mi>x</mi>
                  <mn>1</mn>
                  <mn>2</mn>
                </msubsup>
              </mrow>
            </mfrac>
            <mi>,</mi>
            <mfrac>
              <mrow>
                <msup>
                  <mo stretchy="false">∂</mo>
                  <mn>2</mn>
                </msup>
                <mi>u</mi>
              </mrow>
              <mrow>
                <mo stretchy="false">∂</mo>
                <msub>
                  <mi>x</mi>
                  <mn>1</mn>
                </msub>
                <mo stretchy="false">∂</mo>
                <msub>
                  <mi>x</mi>
                  <mn>2</mn>
                </msub>
              </mrow>
            </mfrac>
            <mi>,</mi>
            <mn>...</mn>
            <mi>,</mi>
            <mfrac>
              <mrow>
                <msup>
                  <mo stretchy="false">∂</mo>
                  <mi>n</mi>
                </msup>
                <mi>u</mi>
              </mrow>
              <mrow>
                <mo stretchy="false">∂</mo>
                <msubsup>
                  <mi>x</mi>
                  <mn>1</mn>
                  <mi>n</mi>
                </msubsup>
              </mrow>
            </mfrac>
            <mi>,</mi>
            <mn>...</mn>
          </mrow>
        </mrow>
        <mo fence="true" stretchy="true">)</mo>
      </mrow>
    </mrow>
    <annotation encoding="StarMath 5.0">F left(u, x, ...,  {partial u } over {partial x_1}, ..., {partial ^2 u} over { partial x_1^2} , {partial ^2 u} over { partial x_1 partial x_2}, ..., {partial ^n u} over { partial x_1^n},...   right)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6T09:56:53.230479232</meta:creation-date>
    <meta:generator>LibreOffice/4.2.8.2$Linux_X86_64 LibreOffice_project/420m0$Build-2</meta:generator>
  </office:meta>
</office:document-meta>
</file>